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Hello, welcome, friends, to the Oracle University module on Oracle Cloud Infrastructure Maximum Availability Architecture Evolving. I'm your host, Alex. Let's get started.</text:p>
      <text:p text:style-name="Standard"/>
      <text:p text:style-name="Standard">Now, before we actually jump into the specifics, it's important to understand the problem we're trying to address, and that is database downtime and data protection. We don't want any data loss. And the impact of both of these types of occurrences can be significant, as we can see from the slide.</text:p>
      <text:p text:style-name="Standard"/>
      <text:p text:style-name="Standard">Now, $350K on average of costs of downtime per hour, 87 hours average amount of downtime per year is pretty significant. So, it's a very, very common occurrence. It's $10 million for a single outage, depending on how critical the application is. And 91% of companies have experienced unplanned data center outages in the last two years, which means this occurs fairly often.</text:p>
      <text:p text:style-name="Standard"/>
      <text:p text:style-name="Standard">So, if we look at how we're going to go ahead and address this problem, it's important to understand a different terminology first. So we'll start with high availability. High availability provides redundant components to go ahead and ensure your service is uninterrupted in case of a type of hardware failure. So if one server goes down, the other servers will be up. Ideally, you'll have a cluster to go ahead and provide that level of redundancy.</text:p>
      <text:p text:style-name="Standard"/>
      <text:p text:style-name="Standard">And then we talk about scalability. Depending upon the workload, you want to ensure that you still have your performance. So as your application becomes more popular, and more end users go ahead and join it, the workload increases. So you want to ensure that the performance is not impacted at all. Rolling updates and patching, so if we want to go ahead and minimize the time of our planned maintenance, which happens more often, and a lot more often than unplanned outages, we need to do so in a rolling fashion. And that's where rolling upgrades, rolling patches, and all these types of features come into play.</text:p>
      <text:p text:style-name="Standard"/>
      <text:p text:style-name="Standard">Disaster recovery, so we move from high availability to disaster recovery, protecting us from a complete site outage. So if the site goes down entirely, we want to have a redundant site to be able to failover to. That's where disaster recovery comes into play. And then, how do we measure downtime and data loss? So, we do so with Recovery Point Objectives, or RPOs, measuring data loss and Recovery Time Objectives, or RTOs, measuring our downtime.</text:p>
      <text:p text:style-name="Standard"/>
      <text:p text:style-name="Standard">Now, how do we actually create these blueprints and reference architectures? Well, we use a technique called chaos engineering. Essentially, it's an art form at the end of the day because it's constantly evolving and changing over time. We're proactively breaking things in the system and we're testing how our failover, how our resiliency, and how our switch overs, and how everything goes ahead and works under the covers with all our different features.</text:p>
      <text:p text:style-name="Standard"/>
      <text:p text:style-name="Standard"><text:soft-page-break/>And there's a lot of different components that can go out. So here's just kind of a sampling. We have networks and servers, storage. And all these different components can fail. But also human error, someone can delete a table. You could delete a bunch of rows. So they can make a mistake on the system as well. That occurs very often. Data corruption and then, of course, power failures. Godzilla could attack and take out the entire data center. And then you want to be able to go ahead and have disaster recovery in place.</text:p>
      <text:p text:style-name="Standard"/>
      <text:p text:style-name="Standard">And then there's all kinds of maintenance activities that happen with application updates. You might want to reorganize the data without changing the application, and the small, little optimizations. And these can all happen in isolation or in combination with each other. And so, chaos engineers take all this into consideration and build out the use cases to go ahead and test the system.</text:p>
      <text:p text:style-name="Standard"/>
      <text:p text:style-name="Standard">Best practices, blueprints for high availability-- Oracle Maximum Availability Architecture, MAA, is Oracle's best practice blueprint based on proven Oracle high availability technologies, end-to-end validation, expert recommendations, and customer experiences. The key goal of MAA is to achieve optimal high availability, data protection, and disaster recovery for Oracle customers at the lowest cost and complexity. MAA consists of reference architectures for various buckets of HA service level agreements, configuration practices, and HA lifecycle operational best practices, and are applicable for non-engineered systems, engineered systems, non-cloud and cloud deployments.</text:p>
      <text:p text:style-name="Standard"/>
      <text:p text:style-name="Standard">Availability of data and applications is an important element of every IT strategy. At Oracle, we've used our decades of Enterprise experience to develop an all-encompassing framework that we can all call Oracle MAA, for Maximum Availability Architecture. Oracle MAA starts at the top of this diagram with customer insights and expert recommendations. These have been collected from our huge pool of customers and community of database architects, software engineers, and database strategists.</text:p>
      <text:p text:style-name="Standard"/>
      <text:p text:style-name="Standard">Over the years, this has helped the Oracle MAA development team gain deep and complete understanding of various kinds of events that can affect availability. Through this, they have developed an array of availability reference architectures, as shown on the left. These reference architectures acknowledge not all data or applications require the same protection and that there are real tradeoffs in terms of cost and effort that should be considered. Whatever your availability goals may be for a database or related applications, Oracle has the product functionality and guidance to ensure you can make the right decision with full knowledge of the tradeoffs, in terms of downtime, potential data loss, and costs.</text:p>
      <text:p text:style-name="Standard"/>
      <text:p text:style-name="Standard">These reference architectures use a wide array of our HA features, configurations, and operational practices, which can be seen on the right. They help our end customers achieve primarily four goals. Number one, data protection, reducing data loss through flashback and absolute data protection through zero data loss recovery appliance. Number two, active replication which allows customers to connect their applications to replicated sites in an active-active HA solution, through Active Data Guard and GoldenGate.</text:p>
      <text:p text:style-name="Standard"/>
      <text:p text:style-name="Standard">Number three, scale out, which allows customers the ability to scale compute nodes linearly through RAC, ASM, and Sharding. Four, continuous availability, this allows transparent failures of services across sites distributed locally or remote, through AC and GDS. The above features and <text:soft-page-break/>solutions allow customers to mitigate not only planned events, such as software upgrades, data schema changes, and patching, but also unplanned events, such as hardware failures and software crashes due to bugs.</text:p>
      <text:p text:style-name="Standard"/>
      <text:p text:style-name="Standard">Finally, customers have various deployment choices, as seen at the bottom, on which we can deploy these HA solutions. The insights, recommendations, reference architectures, features, configurations, best practices, and deployment choices combine to form a holistic blueprint, which allows customers to successfully achieve their high availability goals.</text:p>
      <text:p text:style-name="Standard"/>
      <text:p text:style-name="Standard">So let's take a look at different technologies here and we'll start with RAC. So RAC, as we said, is it clustering technology to spread your different nodes across your different servers, so you don't have a single point of failure. From a scalability standpoint and performance standpoint, you get a lot of benefit associated with that. You constantly add a new node whenever you want to without experiencing any downtime.</text:p>
      <text:p text:style-name="Standard"/>
      <text:p text:style-name="Standard">So you have that flexibility at this point. And if any type of outage occurs, all the committed transactions are going to be protected. And we'll go ahead and we'll move that session over to a new service. So from that point, we want to go ahead and also protect our in-flight transactions.</text:p>
      <text:p text:style-name="Standard"/>
      <text:p text:style-name="Standard">So in-flight transactions, how are we going to protect those in addition to the RAC nodes? Well, we can go ahead and do so with another piece of technology that's built into RAC, and that's the Transparent Application Continuity feature. So this feature is going to expand the capabilities of RAC. It's a feature of RAC to go ahead and protect our in-flight transactions. So our application doesn't experience those transactions failing and coming back up to the layer, or even up to the end users.</text:p>
      <text:p text:style-name="Standard"/>
      <text:p text:style-name="Standard">We want to capture those. We want to replay them. So that's what application continuity does. It allows us to go in and do that. It supports a whole bunch of different technologies, from Java, .NET, PHP. You don't have to make any changes to the application. All you have to do is use the correct driver and have the connection string appropriately configured. And everything else is happening in the database.</text:p>
      <text:p text:style-name="Standard"/>
      <text:p text:style-name="Standard">Active Data Guard is the Oracle solution for disaster recovery. It eliminates single point of failure by providing one or more synchronized physical replicas of the production database. It uses Oracle Aware Replication to efficiently use network bandwidth and provide unique levels of data protection. It provides data availability with fast, manual or automatic, failover to the standby should a primary fail and fast switch over to a standby for the purpose of minimizing planned downtime as well. And an Active Data Guard standby is open, read only, while it is being synchronized, providing advanced features for data protection, availability, and protection offload that we will discuss in just a moment.</text:p>
      <text:p text:style-name="Standard"/>
      <text:p text:style-name="Standard">So we have different database services. We have our Oracle Database Cloud Servers, we have Exadata Cloud Servers, and we have Autonomous Database. And they have varying technologies that are built into them. All of them are Database Aware architecture at the end of the day. And the Oracle Database Cloud Service, you have the choice of single instance, or you can go ahead and choose between RAC as well. You can use quick migration via Zero Downtime Migration, or ZDM, for short.</text:p>
      <text:p text:style-name="Standard"/>
      <text:p text:style-name="Standard"><text:soft-page-break/>We have automated backups built in. And you can set up cross-regional or cross availability to do any DR with Active Data Guard through our control play. And we build on that with Exadata Cloud Service, by going ahead and changing the foundation to Exadata, with all the rich benefits of performance, scalability, and optimizations for the Oracle Database, and all the different HA and DR technologies that run within it, to the cloud.</text:p>
      <text:p text:style-name="Standard"/>
      <text:p text:style-name="Standard">Very easy to go ahead and move from Exadata on-premise to Exadata Cloud Service. And you have choices. You can do the public cloud, or you can do Cloud @ Customer, or ExaCC, as we call it, to go ahead and run Exadata within your own data center-- Exadata Cloud Service and your own data center. And building on top of that, we have Autonomous, which also builds on top of that Exadata infrastructure. And we have two flavors of that. We have shared and we have dedicated, depending upon your requirements.</text:p>
      <text:p text:style-name="Standard"/>
      <text:p text:style-name="Standard">Now, at this point, everything's managed by Oracle. And things like Data Guard can be configured-- we call it Autonomous Data Guard in the Autonomous Database, with a simple two clicks. You can set up cross-regional or cross availability domain VR. And then everything is built, of course, from a high-available, multitenant RAC infrastructure. So it's using all other technologies and optimizations that we've been talking about. So these are our different offerings that we have.</text:p>
      <text:p text:style-name="Standard"/>
      <text:p text:style-name="Standard">ADBD is grayed out for the following reasons. One implies the others. ADBD does not support hybrid Data Guard. ADBD hybrid configuration must be achieved through GoldenGate. ADBD does not have exact capabilities yet-- planned 2021. ADBS exact capabilities have been announced at the end of 2020, so hybrid GoldenGate for ADBS is possible. Technically, Exadata to ADBD would reach platinum if both sides are protected with RAC and Data Guard or Autonomous Data Guard. Customers still have to adapt its environment application.</text:p>
      <text:p text:style-name="Standard"/>
      <text:p text:style-name="Standard">Now, it's not the only option, though. I want to also give a multicloud example. So with multicloud, you can go ahead and have a database tier running on the Oracle to take advantage of RAC and Active Data Guard. And you might have a third party for the other cloud systems, represented by, perhaps, that pink block, that you could see, which could be a third party cloud, which your mid-tier will be running in. This is a gold MAA architecture.</text:p>
      <text:p text:style-name="Standard"/>
      <text:p text:style-name="Standard">So we have two different regions in here. We have a primary, we have a local standby associated, we have a remote standby, and then we also have another local connected to that remote standby. So if we do a roll transition, we will still have a local standby tied to it. So it's set up, even for roll transition. We could roll between the two different data sets. And this is a very easy way to go ahead and get in multicloud environment. And then we have Megaport, one of our partners providing network redundancy as well, in that third-party data center.</text:p>
      <text:p text:style-name="Standard"/>
      <text:p text:style-name="Standard">So with that, I will summarize. So high availability, disaster recovery, absolute requirements-- everybody should have it. Everybody should think of it ahead of time. We have different blueprints, different tiers of our MAA architecture that map different RTO and RPO requirements, depending upon your needs. And those may change over time. And finally, the business continuity we can provide with MAA is for both planned maintenance and unplanned outage events. So it's for both, and that's a critical part to this as well.</text:p>
      <text:p text:style-name="Standard"/>
      <text:p text:style-name="Standard">Thanks for hanging with me for Oracle Cloud Infrastructure Maximum Availability Architecture Evolving. I hope you learned something useful. </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2:27:45.951165968</meta:creation-date>
    <dc:date>2025-11-17T14:08:46.882695699</dc:date>
    <meta:editing-duration>PT14H30M33S</meta:editing-duration>
    <meta:editing-cycles>19</meta:editing-cycles>
    <meta:generator>LibreOffice/24.2.7.2$Linux_X86_64 LibreOffice_project/420$Build-2</meta:generator>
    <meta:document-statistic meta:table-count="0" meta:image-count="0" meta:object-count="0" meta:page-count="8" meta:paragraph-count="29" meta:word-count="2192" meta:character-count="13402" meta:non-whitespace-character-count="11238"/>
  </office:meta>
</office:document-meta>
</file>